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0.135cm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02cm" fo:min-width="0.135cm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1.338cm" fo:min-width="1.089cm" fo:wrap-option="wrap"/>
    </style:style>
    <style:style style:name="gr4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ffbf00" draw:textarea-vertical-align="middle"/>
      <style:paragraph-properties style:writing-mode="lr-tb"/>
    </style:style>
    <style:style style:name="gr6" style:family="graphic" style:parent-style-name="standard">
      <style:graphic-properties svg:stroke-width="0.053cm" draw:marker-start="Arrowheads_20_1" draw:marker-start-width="0.379cm" draw:marker-end="Arrowheads_20_1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35cm" draw:marker-start-width="0.253cm" draw:marker-end="Arrow" draw:marker-end-width="0.353cm" draw:fill="none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2cm" fo:min-width="2.992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972cm" fo:min-width="3.31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2cm" fo:min-width="2.257cm"/>
      <style:paragraph-properties style:writing-mode="lr-tb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-color="#ffffff"/>
      <style:paragraph-properties fo:text-align="center"/>
      <style:text-properties fo:font-size="8pt"/>
    </style:style>
    <style:style style:name="P3" style:family="paragraph">
      <loext:graphic-properties draw:fill-color="#ffbf00"/>
      <style:paragraph-properties fo:text-align="center"/>
      <style:text-properties fo:font-size="8pt"/>
    </style:style>
    <style:style style:name="P4" style:family="paragraph">
      <style:paragraph-properties fo:text-align="center"/>
    </style:style>
    <style:style style:name="P5" style:family="paragraph">
      <loext:graphic-properties draw:fill-color="#ffbf00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1.27cm" svg:x="6.88cm" svg:y="7.755cm">
          <text:p text:style-name="P1">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1.27cm" svg:x="7.515cm" svg:y="7.755cm">
          <text:p text:style-name="P1">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1.27cm" svg:x="8.15cm" svg:y="7.75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1.27cm" svg:x="8.785cm" svg:y="7.755cm">
          <text:p text:style-name="P4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35cm" svg:height="1.27cm" svg:x="9.42cm" svg:y="7.75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1.27cm" svg:x="10.055cm" svg:y="7.75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88cm" svg:height="1.587cm" svg:x="12.359cm" svg:y="4.797cm">
          <text:p/>
          <draw:enhanced-geometry svg:viewBox="0 0 21600 21600" draw:text-areas="0 0 21600 21600" draw:mirror-horizontal="false" draw:mirror-vertical="false" draw:type="circular-arrow" draw:modifiers="180 141.39690803455 5491.373300629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.588cm" svg:height="1.587cm" svg:x="12.36cm" svg:y="6.62cm">
          <text:p/>
          <draw:enhanced-geometry svg:viewBox="0 0 21600 21600" draw:text-areas="0 0 21600 21600" draw:type="circular-arrow" draw:modifiers="180 141.39690803455 5491.373300629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.588cm" svg:height="1.587cm" svg:x="12.36cm" svg:y="8.442cm">
          <text:p/>
          <draw:enhanced-geometry svg:viewBox="0 0 21600 21600" draw:text-areas="0 0 21600 21600" draw:type="circular-arrow" draw:modifiers="-178.264213978297 141.39690803455 5491.373300629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4" draw:layer="layout" svg:width="1.588cm" svg:height="1.587cm" svg:x="12.359cm" svg:y="10.247cm">
          <text:p/>
          <draw:enhanced-geometry svg:viewBox="0 0 21600 21600" draw:text-areas="0 0 21600 21600" draw:type="circular-arrow" draw:modifiers="180 141.39690803455 5491.373300629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4" draw:text-style-name="P6" draw:layer="layout" svg:x1="10.772cm" svg:y1="7.655cm" svg:x2="11.795cm" svg:y2="5.762cm">
          <text:p/>
        </draw:line>
        <draw:line draw:style-name="gr4" draw:text-style-name="P6" draw:layer="layout" svg:x1="11.795cm" svg:y1="10.83cm" svg:x2="10.772cm" svg:y2="8.925cm">
          <text:p/>
        </draw:line>
        <draw:line draw:style-name="gr4" draw:text-style-name="P6" draw:layer="layout" svg:x1="10.772cm" svg:y1="8.29cm" svg:x2="11.795cm" svg:y2="7.35cm">
          <text:p/>
        </draw:line>
        <draw:line draw:style-name="gr4" draw:text-style-name="P6" draw:layer="layout" svg:x1="10.772cm" svg:y1="8.607cm" svg:x2="11.795cm" svg:y2="9.242cm">
          <text:p/>
        </draw:line>
        <draw:polygon draw:style-name="gr5" draw:text-style-name="P5" draw:layer="layout" svg:width="0.869cm" svg:height="1.269cm" svg:x="6.01cm" svg:y="7.755cm" svg:viewBox="0 0 870 1270" draw:points="870,1270 870,0 0,0 436,635 0,1270">
          <text:p text:style-name="P4"><text:span text:style-name="T1"/></text:p>
        </draw:polygon>
        <draw:line draw:style-name="gr6" draw:text-style-name="P4" draw:layer="layout" svg:x1="10.772cm" svg:y1="10.512cm" svg:x2="6.01cm" svg:y2="10.512cm">
          <text:p/>
        </draw:line>
        <draw:line draw:style-name="gr7" draw:text-style-name="P6" draw:layer="layout" svg:x1="6.645cm" svg:y1="9.337cm" svg:x2="10.455cm" svg:y2="9.337cm">
          <text:p/>
        </draw:line>
        <draw:line draw:style-name="gr6" draw:text-style-name="P4" draw:layer="layout" svg:x1="14.582cm" svg:y1="4.797cm" svg:x2="14.582cm" svg:y2="11.795cm">
          <text:p/>
        </draw:line>
        <draw:custom-shape draw:style-name="gr8" draw:text-style-name="P7" draw:layer="layout" svg:width="3.492cm" svg:height="1.27cm" svg:x="6.645cm" svg:y="10.63cm">
          <text:p text:style-name="P4">Queue capacity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81cm" svg:height="2.222cm" svg:x="14.482cm" svg:y="7.137cm">
          <text:p text:style-name="P4">Maximum degree of parallelism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1.27cm" svg:x="3.305cm" svg:y="7.772cm">
          <text:p text:style-name="P4"><text:span text:style-name="T1">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205cm" svg:y1="8.39cm" svg:x2="6.11cm" svg:y2="8.39cm">
          <text:p/>
        </draw:line>
        <draw:custom-shape draw:style-name="gr10" draw:text-style-name="P9" draw:layer="layout" svg:width="2.757cm" svg:height="1.27cm" svg:x="3.653cm" svg:y="6.85cm">
          <text:p text:style-name="P8">Enqueue item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757cm" svg:height="1.27cm" svg:x="11.825cm" svg:y="3.21cm">
          <text:p text:style-name="P8">Process items in parall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1.27cm" svg:x="11.624cm" svg:y="5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1.27cm" svg:x="11.607cm" svg:y="6.8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1.27cm" svg:x="11.607cm" svg:y="8.60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1.27cm" svg:x="11.607cm" svg:y="10.377cm">
          <text:p text:style-name="P1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4T16:15:10.832000000</meta:creation-date>
    <meta:editing-duration>P0D</meta:editing-duration>
    <meta:editing-cycles>1</meta:editing-cycles>
    <meta:generator>LibreOffice/7.3.2.2$Windows_X86_64 LibreOffice_project/49f2b1bff42cfccbd8f788c8dc32c1c309559be0</meta:generator>
    <meta:document-statistic meta:object-count="28"/>
  </office:meta>
</office:document-meta>
</file>